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Noto Sans', Helvetica, Arial, sans-serif, 'Apple Color Emoji', 'Segoe UI Emoji'"/>
    <style:font-face style:name="apple-system1"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fo:text-align="end" style:justify-single-word="false"/>
      <style:text-properties fo:language="en" fo:country="US" officeooo:rsid="000ddbaf" officeooo:paragraph-rsid="000ddbaf"/>
    </style:style>
    <style:style style:name="P2" style:family="paragraph" style:parent-style-name="Text_20_body">
      <style:text-properties officeooo:rsid="000ddbaf" officeooo:paragraph-rsid="000ddbaf"/>
    </style:style>
    <style:style style:name="P3" style:family="paragraph" style:parent-style-name="Text_20_body">
      <style:text-properties officeooo:rsid="000dffa4" officeooo:paragraph-rsid="000dffa4"/>
    </style:style>
    <style:style style:name="P4" style:family="paragraph" style:parent-style-name="Text_20_body">
      <style:text-properties fo:font-weight="bold" officeooo:rsid="000dffa4" officeooo:paragraph-rsid="000dffa4"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0dffa4"/>
    </style:style>
    <style:style style:name="T3" style:family="text">
      <style:text-properties fo:font-weight="bold" style:font-weight-asian="bold" style:font-weight-complex="bold"/>
    </style:style>
    <style:style style:name="T4" style:family="text">
      <style:text-properties fo:font-weight="bold" officeooo:rsid="000dffa4"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ural and Evolutionary Computation</text:p>
      <text:p text:style-name="Subtitle">Activity 1: Prediction with Back-Propagation and Linear Regression</text:p>
      <text:p text:style-name="P1">Mark Safronov</text:p>
      <text:p text:style-name="P1">MESIIA 2024-2025</text:p>
      <text:p text:style-name="P2"><text:span text:style-name="T3">The assignment has been done as a public GitHub repository: </text:span><text:a xlink:type="simple" xlink:href="https://github.com/hijarian/urv-nec-assignment-1" text:style-name="Internet_20_link" text:visited-style-name="Visited_20_Internet_20_Link"><text:span text:style-name="T3">https://github.com/hijarian/urv-nec-assignment-1</text:span></text:a></text:p>
      <text:p text:style-name="P2">The dataset analyzed in the work is <text:a xlink:type="simple" xlink:href="https://www.kaggle.com/datasets/anthonytherrien/restaurant-revenue-prediction-dataset" text:style-name="Internet_20_link" text:visited-style-name="Visited_20_Internet_20_Link">Restaurant Revenue Prediction Dataset</text:a> from Kaggle. (<text:a xlink:type="simple" xlink:href="https://www.kaggle.com/datasets/anthonytherrien/restaurant-revenue-prediction-dataset" text:style-name="Internet_20_link" text:visited-style-name="Visited_20_Internet_20_Link">https://www.kaggle.com/datasets/anthonytherrien/restaurant-revenue-prediction-dataset</text:a>)</text:p>
      <text:p text:style-name="P2">The idea of the dataset is given the set of characteristics of the restaurant, predict its revenue. <text:span text:style-name="T2">This is a regression problem.</text:span></text:p>
      <text:p text:style-name="P2">Summary of the work is as follows.</text:p>
      <text:p text:style-name="P2"><text:span text:style-name="T4">1. </text:span>The dataset has been analyzed for particularities. Two overly correlated input variables has been combined into new one using Principal Component Analysis. Several input variables has been determined to not correlate with the output variable at all. After cleaning <text:span text:style-name="T2">up the completely unnecessary data, t</text:span>wo base datasets has been created as the result. One contained all the input variables <text:span text:style-name="T2">(the “full dataset”) and another one didn’t contain the variables deemed useless (the “reduced dataset”).</text:span></text:p>
      <text:p text:style-name="P3">All the data handling happened in the Jupyter Notebook <text:a xlink:type="simple" xlink:href="https://github.com/hijarian/urv-nec-assignment-1/blob/main/01-prepare-data.ipynb" text:style-name="Internet_20_link" text:visited-style-name="Visited_20_Internet_20_Link">https://github.com/hijarian/urv-nec-assignment-1/blob/main/01-prepare-data.ipynb</text:a> . Repository already contains both pre-processed datasets.</text:p>
      <text:p text:style-name="P3"><text:span text:style-name="T3">2. </text:span>A custom homemade NeuralNet class in Python has been implemented. It uses the online backpropagation of errors without cross-validation.</text:p>
      <text:p text:style-name="P3">A test run of this class revealed that it behaves inadequately, with the performance more closely resembling the classification model instead of a regression one. The mean absolute percentage error was never below 25%</text:p>
      <text:p text:style-name="P3">A little of exploration of the parameters hyperspace has been performed. 36 variants of the settings for the neural network was checked for performance.</text:p>
      <text:p text:style-name="P3">All the testing is extensively covered in the Jupyter Notebook <text:a xlink:type="simple" xlink:href="https://github.com/hijarian/urv-nec-assignment-1/blob/main/02-use-neural-network.ipynb" text:style-name="Internet_20_link" text:visited-style-name="Visited_20_Internet_20_Link">https://github.com/hijarian/urv-nec-assignment-1/blob/main/02-use-neural-network.ipynb</text:a></text:p>
      <text:p text:style-name="P4">3a. <text:span text:style-name="T1">A by-the-book multilinear regressor from Scikit has been trained on the reduced dataset. All parameters are internal defaults of the library. It trained incomparably faster than the homemade NeuralNet class and successfully approximated the output variable with the MAPE ~8%.</text:span></text:p>
      <text:p text:style-name="P4"><text:span text:style-name="T1">Then, a by-the-book neural network setup using PyTorch has been used to perform the same regression task. It also trained with the same high speed and provided the MAPE of ~6%.</text:span></text:p>
      <text:p text:style-name="P4"><text:soft-page-break/><text:span text:style-name="T1">This has been covered in the Jupyter notebook </text:span><text:a xlink:type="simple" xlink:href="https://github.com/hijarian/urv-nec-assignment-1/blob/main/03-compare-with.ipynb" text:style-name="Internet_20_link" text:visited-style-name="Visited_20_Internet_20_Link"><text:span text:style-name="T1">https://github.com/hijarian/urv-nec-assignment-1/blob/main/03-compare-with.ipynb</text:span></text:a></text:p>
      <text:p text:style-name="P4">3b.<text:span text:style-name="T1"> The same Scikit and Pytorch setup has been applied to the full dataset.</text:span></text:p>
      <text:p text:style-name="P4"><text:span text:style-name="T1">It was shown that the performance of both models is worse by a minuscule degree using the full dataset instead of the reduced one.</text:span></text:p>
      <text:p text:style-name="P4"><text:span text:style-name="T1">The Jupyter notebook was almost the copy of the `03-compare-with.ipynb` with the only difference being the source data file and the settings for the values scaler. It is placed in the repository as a file </text:span><text:a xlink:type="simple" xlink:href="https://github.com/hijarian/urv-nec-assignment-1/blob/main/03-compare-with.fulldata.ipynb" text:style-name="Internet_20_link" text:visited-style-name="Visited_20_Internet_20_Link"><text:span text:style-name="T1">https://github.com/hijarian/urv-nec-assignment-1/blob/main/03-compare-with.fulldata.ipynb</text:span></text:a><text:span text:style-name="T1"> </text:span></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Noto Sans', Helvetica, Arial, sans-serif, 'Apple Color Emoji', 'Segoe UI Emoji'"/>
    <style:font-face style:name="apple-system1"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8T20:12:36.268000000</meta:creation-date>
    <dc:date>2024-12-08T20:57:28.806000000</dc:date>
    <meta:editing-duration>PT9M51S</meta:editing-duration>
    <meta:editing-cycles>3</meta:editing-cycles>
    <meta:generator>LibreOffice/24.2.3.2$Windows_X86_64 LibreOffice_project/433d9c2ded56988e8a90e6b2e771ee4e6a5ab2ba</meta:generator>
    <meta:document-statistic meta:table-count="0" meta:image-count="0" meta:object-count="0" meta:page-count="2" meta:paragraph-count="20" meta:word-count="406" meta:character-count="3004" meta:non-whitespace-character-count="2617"/>
  </office:meta>
</office:document-meta>
</file>